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fo:wrap-option="no-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 style:list-style-name="L3">
      <style:graphic-properties draw:auto-grow-height="true" draw:fit-to-size="false" style:shrink-to-fit="false" fo:min-height="9.769cm"/>
      <style:paragraph-properties style:writing-mode="lr-tb"/>
    </style:style>
    <style:style style:name="pr5" style:family="presentation" style:parent-style-name="Default-outline1" style:list-style-name="L3">
      <style:graphic-properties draw:auto-grow-height="true" draw:fit-to-size="false" style:shrink-to-fit="false" fo:min-height="9.769cm"/>
      <style:paragraph-properties style:writing-mode="lr-tb"/>
    </style:style>
    <style:style style:name="P1" style:family="paragraph">
      <style:text-properties style:font-name="Liberation Sans" fo:font-size="16pt" style:letter-kerning="true" style:font-name-asian="Microsoft YaHei" style:font-size-asian="16pt" style:font-name-complex="Arial" style:font-size-complex="16pt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letter-kerning="true" style:font-name-asian="Microsoft YaHei" style:font-size-asian="16pt" style:font-name-complex="Arial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7" style:family="paragraph">
      <style:paragraph-properties fo:margin-left="0cm" fo:margin-right="0cm" fo:line-height="100%" fo:text-indent="0cm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Liberation Sans" fo:font-size="16pt" style:letter-kerning="true" style:font-name-asian="Microsoft YaHei" style:font-size-asian="16pt" style:font-name-complex="Arial" style:font-size-complex="16pt" fo:hyphenate="false" loext:hyphenation-no-caps="false"/>
    </style:style>
    <style:style style:name="T1" style:family="text">
      <style:text-properties style:font-name="Liberation Sans" fo:font-size="16pt" style:letter-kerning="true" style:font-name-asian="Microsoft YaHei" style:font-size-asian="16pt" style:font-name-complex="Ari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urce Data</text:p>
          </draw:text-box>
        </draw:frame>
        <draw:frame draw:style-name="gr1" draw:text-style-name="P3" draw:layer="layout" svg:width="23.495cm" svg:height="9.406cm" svg:x="2.54cm" svg:y="3.81cm">
          <draw:text-box>
            <text:p text:style-name="P1">This is a preliminary analysis of traffic crash data made available at </text:p>
            <text:p text:style-name="P1"><text:a xlink:href="https://opendata-nzta.opendata.arcgis.com/datasets/crash-analysis-system-cas-data-1/explore?location=-9.510847%2C0.000000%2C2.92" xlink:type="simple">https://opendata-nzta.opendata.arcgis.com/datasets/crash-analysis-system-cas-data-1</text:a>.</text:p>
            <text:p text:style-name="P1"/>
            <text:p text:style-name="P2"><text:span text:style-name="T1">The dataset examined here was obtained from the csv download "Crash_Analysis_System_(CAS)_data.csv"</text:span></text:p>
            <text:p text:style-name="P1"/>
            <text:p text:style-name="P1">This was used in conjunction with the field descriptions at </text:p>
            <text:p text:style-name="P1"><text:a xlink:href="https://opendata-nzta.opendata.arcgis.com/pages/cas-data-field-descriptions" xlink:type="simple">https://opendata-nzta.opendata.arcgis.com/pages/cas-data-field-descriptions</text:a></text:p>
            <text:p text:style-name="P1"/>
            <text:p text:style-name="P2"><text:span text:style-name="T1">In addition, population counts by region from the 2018 Census were sourced from </text:span></text:p>
            <text:p text:style-name="P2"><text:span text:style-name="T1"><text:a xlink:href="file:///D:/Repos/Traffic_Data_Study/presentation/population%20counts%20by%20region%20from%20the%202018%20Census%20were%20sourced%20from%20https://www.stats.govt.nz/tools/2018-census-place-summaries/%3Fgclid=EAIaIQobChMI8Pb9wbOK9wIV7ZNmAh3KMgDxEAAYASAAEgIgqfD_BwE." xlink:type="simple">https://www.stats.govt.nz/tools/2018-census-place-summaries</text:a></text:span><text:span text:style-name="T1">.</text:span></text:p>
            <text:p text:style-name="P2"><text:span text:style-name="T1"/>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 text:style-name="P5"><text:span text:style-name="T2"/></text:p>
              </text:list-header>
              <text:list-item>
                <text:p text:style-name="P6"><text:span text:style-name="T2">Discern some basic characteristics of crash metrics in the dataset.</text:span></text:p>
                <text:list>
                  <text:list-item>
                    <text:p text:style-name="P7"><text:span text:style-name="T2">This suggested the folowing more specific topics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Assess whether regional crash counts are broadly proportionate to regional population.</text:span></text:p>
                <text:list>
                  <text:list-item>
                    <text:p text:style-name="P7"><text:span text:style-name="T2">That seemed a natural question when seeing this for the first time</text:span></text:p>
                  </text:list-item>
                  <text:list-item>
                    <text:p text:style-name="P7"><text:span text:style-name="T2">Concentrated on Region, but could be more granular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Determine the dataset features that are most </text:span><text:span text:style-name="T3">important</text:span><text:span text:style-name="T2"> in distinguishing between injury crashes and non-injury crashes.</text:span></text:p>
                <text:list>
                  <text:list-item>
                    <text:p text:style-name="P7"><text:span text:style-name="T2">We include region as a predictor</text:span></text:p>
                  </text:list-item>
                  <text:list-item>
                    <text:p text:style-name="P7"><text:span text:style-name="T2">More granular categories cab be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ustification and Importance</text:p>
          </draw:text-box>
        </draw:frame>
        <draw:frame presentation:style-name="pr3" draw:layer="layout" svg:width="25.199cm" svg:height="9.134cm" svg:x="1.471cm" svg:y="3.566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  <text:list-item>
                <text:p text:style-name="P6"><text:span text:style-name="T2">My conclusions are not </text:span></text:p>
                <text:list>
                  <text:list-item>
                    <text:p text:style-name="P7"><text:span text:style-name="T2">This suggested the folowing more specific topics</text:span></text:p>
                  </text:list-item>
                </text:list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thods and tools</text:p>
          </draw:text-box>
        </draw:frame>
        <draw:frame presentation:style-name="pr4" draw:text-style-name="P2" draw:layer="layout" svg:width="25.199cm" svg:height="9.769cm" svg:x="1.472cm" svg:y="3.566cm" presentation:class="outline" presentation:user-transformed="true">
          <draw:text-box>
            <text:list text:style-name="L3">
              <text:list-header>
                <text:p text:style-name="P2"/>
              </text:list-header>
            </text:list>
            <text:list text:style-name="L4">
              <text:list-item>
                <text:p text:style-name="P8"><text:span text:style-name="T1">Tools <text:s/>in a Jupyter Notebook in local PC</text:span></text:p>
                <text:list>
                  <text:list-item>
                    <text:p text:style-name="P7"><text:span text:style-name="T1">python with pandas / sklearn and other common libraries</text:span></text:p>
                  </text:list-item>
                  <text:list-item>
                    <text:p text:style-name="P7"><text:span text:style-name="T1">Git for retention / versioning of code and outputs</text:span>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</text:list>
            <text:list text:style-name="L4">
              <text:list-item>
                <text:p text:style-name="P8"><text:span text:style-name="T1">Methods</text:span></text:p>
                <text:list>
                  <text:list-item>
                    <text:p text:style-name="P7"><text:span text:style-name="T1">Basic stats analysis of columns and data prep</text:span></text:p>
                  </text:list-item>
                  <text:list-item>
                    <text:p text:style-name="P7"><text:span text:style-name="T1">Straightforward joins and manipulation coupled with simple visualizations</text:span></text:p>
                  </text:list-item>
                  <text:list-item>
                    <text:p text:style-name="P7"><text:span text:style-name="T1">Machine Learning approach for assessing feature importances</text:span>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asic data stats</text:p>
          </draw:text-box>
        </draw:frame>
        <draw:frame presentation:style-name="pr5" draw:text-style-name="P2" draw:layer="layout" svg:width="25.199cm" svg:height="9.769cm" svg:x="1.473cm" svg:y="3.567cm" presentation:class="outline" presentation:user-transformed="true">
          <draw:text-box>
            <text:list text:style-name="L3">
              <text:list-header>
                <text:p text:style-name="P2"/>
              </text:list-header>
            </text:list>
            <text:list text:style-name="L4">
              <text:list-item>
                <text:p text:style-name="P8"><text:span text:style-name="T1">Tools <text:s/>in a Jupyter Notebook in local PC</text:span></text:p>
                <text:list>
                  <text:list-item>
                    <text:p text:style-name="P7"><text:span text:style-name="T1">python with pandas / sklearn and other common libraries</text:span></text:p>
                  </text:list-item>
                  <text:list-item>
                    <text:p text:style-name="P7"><text:span text:style-name="T1">Git for retention / versioning of code and outputs</text:span>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</text:list>
            <text:list text:style-name="L4">
              <text:list-item>
                <text:p text:style-name="P8"><text:span text:style-name="T1">Methods</text:span></text:p>
                <text:list>
                  <text:list-item>
                    <text:p text:style-name="P7"><text:span text:style-name="T1">Basic stats analysis of columns and data prep</text:span></text:p>
                  </text:list-item>
                  <text:list-item>
                    <text:p text:style-name="P7"><text:span text:style-name="T1">Straightforward joins and manipulation coupled with simple visualizations</text:span></text:p>
                  </text:list-item>
                  <text:list-item>
                    <text:p text:style-name="P7"><text:span text:style-name="T1">Machine Learning approach for assessing feature importances</text:span></text:p>
                  </text:list-item>
                </text:list>
              </text:list-item>
            </text:list>
            <text:list text:style-name="L3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3T22:36:44.611000000</dc:date>
    <meta:editing-duration>PT19M39S</meta:editing-duration>
    <meta:editing-cycles>5</meta:editing-cycles>
    <meta:generator>LibreOffice/7.3.1.3$Windows_X86_64 LibreOffice_project/a69ca51ded25f3eefd52d7bf9a5fad8c90b87951</meta:generator>
    <meta:document-statistic meta:object-count="41"/>
  </office:meta>
</office:document-meta>
</file>